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style:font-weight-asian="bold"/>
    </style:style>
    <style:style style:name="T5" style:family="text">
      <style:text-properties fo:language="en" fo:country="GB" fo:font-weight="bold" style:font-weight-asian="bold" style:font-size-complex="14pt" style:font-weight-complex="bold"/>
    </style:style>
    <style:style style:name="T6" style:family="text">
      <style:text-properties fo:language="en" fo:country="GB" style:font-size-complex="14pt"/>
    </style:style>
    <style:style style:name="T7" style:family="text">
      <style:text-properties style:use-window-font-color="true" fo:language="en" fo:country="GB" fo:font-weight="bold" fo:background-color="transparent" style:font-weight-asian="bold" style:font-weight-complex="normal"/>
    </style:style>
    <style:style style:name="T8" style:family="text">
      <style:text-properties style:use-window-font-color="true" fo:language="en" fo:country="GB" fo:font-weight="normal" fo:background-color="transparent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OLE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79cm" style:rel-width="scale" svg:height="0.87cm" style:rel-height="scale" draw:z-index="0"><draw:image xlink:href="../../odt_eng/images/002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Divider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1.96cm" style:rel-width="scale" svg:height="1.3cm" style:rel-height="scale" draw:z-index="0"><draw:image xlink:href="../../odt_eng/images/002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4">vectorized</text:span></text:span><text:span text:style-name="Основной_20_шрифт_20_абзаца"><text:span text:style-name="T3"> and realizes the elementwise division of the first input value by the second one:</text:span></text:span></text:p>
            <text:p text:style-name="P5"><draw:frame draw:style-name="fr2" draw:name="1" text:anchor-type="as-char" svg:width="2.992cm" style:rel-width="scale" svg:height="1.302cm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draw:frame draw:style-name="fr3" draw:name="2" text:anchor-type="as-char" svg:width="3.956cm" style:rel-width="scale" svg:height="0.649cm" style:rel-height="scale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<text:span text:style-name="Основной_20_шрифт_20_абзаца"><text:span text:style-name="T6">are for the i-th elements of output vector signal, of the first and second input signals.</text:span></text:span></text:p>
            <text:p text:style-name="Text_20_body"><text:span text:style-name="Основной_20_шрифт_20_абзаца"><text:span text:style-name="T5">Mandatory condition: </text:span></text:span><draw:frame draw:style-name="fr3" draw:name="3" text:anchor-type="as-char" svg:width="2.113cm" style:rel-width="scale" svg:height="0.621cm" style:rel-height="scale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Основной_20_шрифт_20_абзаца"><text:span text:style-name="T3">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8">: there are no properties for this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елитель</dc:title>
    <meta:creation-date>2012-01-23T09:20:00Z</meta:creation-date>
    <dc:date>2012-04-25T10:38:20.60</dc:date>
    <meta:editing-cycles>65</meta:editing-cycles>
    <meta:editing-duration>PT2H42M47S</meta:editing-duration>
    <meta:document-statistic meta:table-count="1" meta:image-count="2" meta:object-count="3" meta:page-count="1" meta:paragraph-count="10" meta:word-count="52" meta:character-count="305"/>
    <meta:template xlink:type="simple" xlink:actuate="onRequest" xlink:title="" xlink:href="../../odt_eng/0026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o stretchy="false">(</mo>
      <mi>t</mi>
      <mrow>
        <mo stretchy="false">)</mo>
        <mo stretchy="false">=</mo>
        <mfrac>
          <mrow>
            <msub>
              <mi>u</mi>
              <mrow>
                <mn>1</mn>
                <mi>,</mi>
                <mi>i</mi>
              </mrow>
            </msub>
            <mo stretchy="false">(</mo>
            <mi>t</mi>
            <mo stretchy="false">)</mo>
          </mrow>
          <mrow>
            <msub>
              <mi>u</mi>
              <mrow>
                <mn>2</mn>
                <mi>,</mi>
                <mi>i</mi>
              </mrow>
            </msub>
            <mo stretchy="false">(</mo>
            <mi>t</mi>
            <mo stretchy="false">)</mo>
          </mrow>
        </mfrac>
      </mrow>
    </mrow>
    <annotation encoding="StarMath 5.0">y_i  \( t  \) ={u_{1 , i}  \(  t  \)} over {u_{2 , i}  \(  t  \)}</annotation>
  </semantics>
</math>
</file>

<file path=Object 2/content.xml><?xml version="1.0" encoding="utf-8"?>
<math xmlns="http://www.w3.org/1998/Math/MathML">
  <semantics>
    <mrow>
      <msub>
        <mi>y</mi>
        <mi>i</mi>
      </msub>
      <mfenced open="(" close=")">
        <mrow>
          <mi>t</mi>
        </mrow>
      </mfenced>
      <mi>,</mi>
      <msub>
        <mi>u</mi>
        <mrow>
          <mn>1</mn>
          <mi>,</mi>
          <mi>i</mi>
        </mrow>
      </msub>
      <mfenced open="(" close=")">
        <mrow>
          <mi>t</mi>
        </mrow>
      </mfenced>
      <mi>,</mi>
      <msub>
        <mi>u</mi>
        <mrow>
          <mn>2</mn>
          <mi>,</mi>
          <mi>i</mi>
        </mrow>
      </msub>
      <mfenced open="(" close=")">
        <mrow>
          <mi>t</mi>
        </mrow>
      </mfenced>
    </mrow>
    <annotation encoding="StarMath 5.0">y_i left ( t right )  ,u_{1 , i} left ( t right )  ,u_{2 , i} left ( t right )</annotation>
  </semantics>
</math>
</file>

<file path=Object 3/content.xml><?xml version="1.0" encoding="utf-8"?>
<math xmlns="http://www.w3.org/1998/Math/MathML">
  <semantics>
    <mrow>
      <msub>
        <mi>u</mi>
        <mrow>
          <mn>2</mn>
          <mi>,</mi>
          <mi>i</mi>
        </mrow>
      </msub>
      <mrow>
        <mrow>
          <mo stretchy="false">(</mo>
          <mrow>
            <mi>t</mi>
          </mrow>
          <mo stretchy="false">)</mo>
        </mrow>
        <mo stretchy="false">≠</mo>
        <mn>0</mn>
      </mrow>
    </mrow>
    <annotation encoding="StarMath 5.0">u_{2 , i}  (t)  &lt;&gt; 0</annotation>
  </semantics>
</math>
</file>